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W</text:p>
          </table:table-cell>
          <table:table-cell office:value-type="string" calcext:value-type="string">
            <text:p>Team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9-10-13" calcext:value-type="date">
            <text:p>2019-10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9-10-13" calcext:value-type="date">
            <text:p>2019-10-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9-10-08" calcext:value-type="date">
            <text:p>2019-10-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9-10-08" calcext:value-type="date">
            <text:p>2019-10-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0-01-19" calcext:value-type="date">
            <text:p>2020-01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0-01-19" calcext:value-type="date">
            <text:p>2020-01-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0-02-16" calcext:value-type="date">
            <text:p>2020-02-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0-02-16" calcext:value-type="date">
            <text:p>2020-02-16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20-03-22" calcext:value-type="date">
            <text:p>2020-03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20-03-22" calcext:value-type="date">
            <text:p>2020-03-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20-04-26" calcext:value-type="date">
            <text:p>2020-04-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20-04-26" calcext:value-type="date">
            <text:p>2020-04-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1:50:58.858624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26:46.056444690</meta:creation-date>
    <meta:generator>LibreOffice/6.0.7.3$Linux_X86_64 LibreOffice_project/00m0$Build-3</meta:generator>
    <dc:date>2019-10-01T11:52:07.256107068</dc:date>
    <meta:editing-duration>PT7M48S</meta:editing-duration>
    <meta:editing-cycles>2</meta:editing-cycles>
    <meta:document-statistic meta:table-count="1" meta:cell-count="52" meta:object-count="0"/>
  </office:meta>
</office:document-meta>
</file>